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30" calcext:value-type="float">
            <text:p>1230</text:p>
          </table:table-cell>
          <table:table-cell table:style-name="ce7" table:formula="of:=COUNTIF([.B7:.B1000000];&quot;X&quot;)" office:value-type="float" office:value="1059" calcext:value-type="float">
            <text:p>1059</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10" calcext:value-type="float">
            <text:p>13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1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20:00:59.5315275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25T20:01:21.435709879</dc:date>
    <meta:editing-duration>P1DT8H59M31S</meta:editing-duration>
    <meta:editing-cycles>1221</meta:editing-cycles>
    <meta:document-statistic meta:table-count="1" meta:cell-count="7423" meta:object-count="0"/>
  </office:meta>
</office:document-meta>
</file>